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text-properties style:font-name="Georgia" officeooo:rsid="000cbd15" officeooo:paragraph-rsid="000cbd15"/>
    </style:style>
    <style:style style:name="P5" style:family="paragraph" style:parent-style-name="Title">
      <style:text-properties style:font-name="Georgia" officeooo:rsid="000cbd15" officeooo:paragraph-rsid="000cbd15"/>
    </style:style>
    <style:style style:name="P6" style:family="paragraph" style:parent-style-name="Text_20_body">
      <style:paragraph-properties fo:text-align="center" style:justify-single-word="false"/>
      <style:text-properties style:font-name="Georgia" officeooo:rsid="000cbd15" officeooo:paragraph-rsid="000cbd15"/>
    </style:style>
    <style:style style:name="T1" style:family="text">
      <style:text-properties officeooo:rsid="000e669e"/>
    </style:style>
    <style:style style:name="T2" style:family="text">
      <style:text-properties officeooo:rsid="000f3d2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en In Black</text:p>
      <text:p text:style-name="P3">103</text:p>
      <text:p text:style-name="P6">by Kyle Eggleston</text:p>
      <text:p text:style-name="P4"/>
      <text:p text:style-name="P4"><text:tab/>“<text:span text:style-name="T1">We think the alien landed near these coordinates.” A man said. He was pointing to a large map of Arizona on a wall with a laser pointer. “I’ve sent a search crew to investigate the surrounding area.”</text:span></text:p>
      <text:p text:style-name="P4"><text:tab/>“<text:span text:style-name="T1">Good work lieutenant.” Shirley Donaldson said. “Let me know as soon as we have something. This meeting is closed.” Standing up from her chair she left the conference room and headed down the hallway to her office.</text:span></text:p>
      <text:p text:style-name="P4"><text:tab/><text:span text:style-name="T1">They were in an underground facility twenty stories underneath a pizza place. No one knew to look for them there. It was a top secret organization only a select few people knew about. </text:span><text:span text:style-name="T2">Shirley liked it that way. It seemed to be the best course of ac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1</text:page-count>) <text:date style:data-style-name="N37" text:date-value="2026-02-18T18:51:28.903659651">02/18/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18T18:51:28.818512684</dc:date>
    <meta:editing-duration>PT1H6M8S</meta:editing-duration>
    <meta:editing-cycles>13</meta:editing-cycles>
    <meta:generator>LibreOffice/24.2.7.2$Linux_X86_64 LibreOffice_project/420$Build-2</meta:generator>
    <meta:print-date>2023-11-18T19:55:35.459000000</meta:print-date>
    <meta:printed-by>PDF files</meta:printed-by>
    <meta:document-statistic meta:table-count="0" meta:image-count="0" meta:object-count="0" meta:page-count="1" meta:paragraph-count="8" meta:word-count="138" meta:character-count="755" meta:non-whitespace-character-count="622"/>
  </office:meta>
</office:document-meta>
</file>